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Georgia" svg:font-family="Georgia"/>
    <style:font-face style:name="Georgia Bold Italic" svg:font-family="'Georgia Bold Italic'"/>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Times New Roman" fo:font-size="18pt" style:text-underline-style="none" fo:font-weight="bold" style:font-size-asian="18pt" style:font-weight-asian="bold" style:font-size-complex="18pt" style:font-weight-complex="bold"/>
    </style:style>
    <style:style style:name="P3" style:family="paragraph" style:parent-style-name="Standard">
      <style:paragraph-properties fo:margin-left="4.0783in" fo:margin-right="0in" fo:text-align="start" style:justify-single-word="false" fo:text-indent="0in" style:auto-text-indent="false"/>
      <style:text-properties style:font-name="Times New Roman" fo:font-size="12pt" style:text-underline-style="none" fo:font-weight="normal" style:font-size-asian="12pt" style:font-weight-asian="normal" style:font-size-complex="12pt" style:font-weight-complex="normal"/>
    </style:style>
    <style:style style:name="P4" style:family="paragraph" style:parent-style-name="Heading_20_1">
      <style:paragraph-properties fo:break-before="page"/>
    </style:style>
    <text:list-style style:name="L1">
      <text:list-level-style-number text:level="1" style:num-suffix=")" style:num-format="A">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itle">The Effects of Web 2.0 and Cloud Computing on the Design of Mobile Computing Hardwar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pan text:style-name="Authorship">Tim Visher</text:span></text:p>
      <text:p text:style-name="P3"><text:span text:style-name="Authorship">CMSCU 310</text:span></text:p>
      <text:p text:style-name="P3"><text:span text:style-name="Authorship">Due Date: 20-1-09</text:span></text:p>
      <text:h text:style-name="P4" text:outline-level="1">Introduction</text:h>
      <text:p text:style-name="School_20_Paragraph">The purpose of this project is to discover the attributes of mobile computing hardware specifically designed to take advantage of the current resurgence in computing utilities collectively known as Cloud Computing, the primary point being that today's netbook and ultra-mobile PC offerings are still being designed within a desktop computing frame of mind where most of the work the computer is going to do is to be taken care of locally. <text:s/>My thesis is that there is a certain performance barrier beyond which the consumer public will be willing to readopt the thin-client, time-sharing computer model, that barrier being a combination of usable life of the device between charges and optimization for basic tasks performed locally as well as optimum performance for services accessed via the Internet.</text:p>
      <text:h text:style-name="Heading_20_2" text:outline-level="2">Relevance and Significance</text:h>
      <text:p text:style-name="School_20_Paragraph">This topic is very relevant and significant today. <text:s/>Amazon and others have already begun to offer a wide variety of cloud services designed to place the brunt of the computational and storage related burden on computers on the network rather than on the customers' desktop machine (Reiss). <text:s/>These cloud computing services are giving rise to a new class of applications, coined collectively by Tim O'Reilly as Web 2.0, that focus on delivering effective software solutions via the Internet rather than distributing them via shrink-wrapped packages (Bleicher). <text:s/>In tandem with and because of this development, companies such as ASUS are beginning to offer what have become known as netbooks or ultra-mobile PCs. <text:s/>These computers are stripped down versions of more traditional notebook computers, in both power and size. <text:s/>They are designed to surf the web and do many of the other common things that computer users do (e-mail, word processing, light gaming) while being very portable. <text:s/>Also, devices like the iPhone, Blackberry, and Palm, collectively known as smart-phones, are revolutionizing the way people surf the web and think about computing access. <text:s/>GMail, Google's popular web based e-mail client, has a version specifically designed to work with such small scale <text:soft-page-break/>mobile computing devices (as smart-phones are really much more than phones now) in deference to the fact that many customers desire to be able to access the services they use on the Web from anywhere at any time. <text:s/>At the same time, efforts are being made to give the experience of a desktop application to all mobile users, an effort that is very hard to achieve on today's computing platforms (especially smart-phones).</text:p>
      <text:p text:style-name="School_20_Paragraph">The fact is, the move to the Cloud Computing paradigm is happening and is just waiting for someone to create a hardware platform that is truly optimized for that environment.</text:p>
      <text:h text:style-name="Heading_20_2" text:outline-level="2">Topical Overview </text:h>
      <text:p text:style-name="School_20_Paragraph">In light of all of this, my literature review will be focused on a variety of topics all germane to the development of ultra-mobile computers specifically designed for long, cell-phone like inter-charge life expectancies and the use of cloud services. <text:s/>One historical that is needed is the history of Time Sharing. <text:s/>Time Sharing was a computing model born in the days when computer hardware was very expensive. <text:s/>The idea was that you could split the computational time of a machine between many users accessing the machine over dumb terminals that did nothing but display output and send input. <text:s/>The idea never really took off in the consumer sector, but it appears to making it's comeback now. <text:s/>In conjunction with this is the concept of a thin-client, which despite the relative lack of a success of the time sharing computing model has been very successful, especially in the medical space. <text:s/>Thin-Client hardware is basically a dumb terminal optimized to display output from a centralized server which may run any kind of operating system. <text:s/>A great deal of research has been done on the best way to implement thin-client architectures, but the field is alive and well and very relevant to the development of ultra-mobile PCs.</text:p>
      <text:p text:style-name="School_20_Paragraph">Rechargeable batteries play a significant role in almost every mobile electronic device on the market today. <text:s/>Battery life is an oft-touted property of products; Often the battery life is the key component in the consumers decision making process. <text:s/>The iPhone was criticized harshly until a <text:soft-page-break/>firmware update enabled customers to get a days worth of use out of it between charges. <text:s/>Google's G1 sank under similar criticisms. <text:s/>Today's ultra-mobile's don't offer battery life expectancy much greater than today's notebooks. <text:s/>The success of smart-phone technology over the ultra-mobile at the moment mainly hinges on this distinction. <text:s/></text:p>
      <text:p text:style-name="School_20_Paragraph">Cloud Computing, Web 2.0, and the developments concerning broadband Internet access and Internet2 are also topics that I will be covering in this literature review. <text:s/>Cloud Computing is, as stated, a rehashing of the old time sharing model only with much higher bandwidth and much broader access. <text:s/>Web 2.0 is a loose consortium of ideals that many of the companies providing their software as a service adhere to (O'Reilly). <text:s/>Broadband Internet is self explanatory. <text:s/>These 3 technologies together provide the basis for why an ultra-mobile, thin-client PC could be possible now when it could not have been 10 or 20 years ago. <text:s/>These technologies and the literature associated with them will be covered in the following sections. </text:p>
      <text:h text:style-name="Heading_20_1" text:outline-level="1">Relevant Technologies and Historical Developments</text:h>
      <text:p text:style-name="School_20_Paragraph">The road to Cloud Computing is somewhat cyclical. <text:s/>While the technologies that have developed recently and become widespread are new, the concepts are actually nearly as old as computing, or at the very least networked computing, itself. <text:s/>To begin with, the principles of Cloud Computing have their roots in the Time Sharing Computing Model (TSCM) which was pioneered by John McCarthy at MIT (Levy). <text:s/>The lack of widely available high-speed Internet access made the viability and applicability of this model short-lived but times have begun to change. <text:s/>This section will cover in some detail the TSCM and its applicability to the investigation here-in.</text:p>
      <text:p text:style-name="School_20_Paragraph">Second, mobile computing has developed greatly within the past decade. <text:s/>Technological developments have created smaller computers that are able to consume less power to do more work. <text:s/>Also, high-speed wireless networking has become widely available in a variety of places from McDonalds to LAX. <text:s/>At the same time, advances in mobile power had reached something of a plateau. <text:s/><text:soft-page-break/>This section will cover the development of mobile power as it pertains to the adoption of Cloud Computing as the preferred model.</text:p>
      <text:p text:style-name="School_20_Paragraph">Third, this section will cover the beginnings of Cloud Computing. <text:s/>What is Cloud Computing? <text:s/>What bodies or corporations were central to its development? <text:s/>These questions will be answered in this section.</text:p>
      <text:h text:style-name="Heading_20_2" text:outline-level="2">Time Sharing Computing Model</text:h>
      <text:h text:style-name="Heading_20_3" text:outline-level="3">Description and Relevance</text:h>
      <text:p text:style-name="School_20_Paragraph">The first time-sharing computing system showed up at MIT in 1961. <text:s/>"A time-sharing computer was one organized so that it could be used simultaneously by many users, each person having the illusion of being the sole user of the system—which, in effect, became his or her personal machine" (Campbell-Kelly). <text:s/>Prior to the creation of time-sharing systems, the only way a computer could be efficiently used was through the batch processing model which required users to submit their work to a computer center where operators would decide how to keep the computer busy through efficiently scheduling the separate tasks. <text:s/>It did keep the computers busy, but it was a difficult way to use the system because there was no immediate feedback to your actions. <text:s/>The solution was proposed by a British Computer scientist named Christopher Strachey in 1959 and by John McCarthy at MIT around the same time: Allow multiple users to interact with a single mainframe computer through access terminals, using the time that they weren't directly using the CPU to process other people's jobs (Campbell-Kelly). <text:s/>Today, all systems are in theory able to be used by multiple users at once over a network, but the practice is different because the computers are designed to be used by a single person with direct access to the machine. <text:s/></text:p>
      <text:p text:style-name="School_20_Paragraph">This is relevant to the topic of Cloud Computing and Ultramobile PC development because Cloud Computing is really a rehashing of the old computing-as-utility model that developed because of advances in time-sharing. <text:s/>Until computers could be accessed by multiple users over a diverse <text:soft-page-break/>geographical area, there was no way for computer utilities to exist. <text:s/>However, other developments would have to happen before this model would become obsolete and then viable again.</text:p>
      <text:h text:style-name="Heading_20_3" text:outline-level="3">Different Time Sharing Systems (TSS) and Their Characteristics</text:h>
      <text:p text:style-name="School_20_Paragraph">Several TSS were developed in the 1960s, which was the heyday of the time-sharing computing model. <text:s/>The first was the Compatible Time-Sharing System (CTSS) developed at MIT under the guidance of Robert Fano and Fernando Corbato, which is considered to have been a proof of concept of sorts but never was acceptable for whole-sale public consumption. <text:s/>It only allowed for 3 users to be signed on at one time and was difficult to use given that it required you to learn a language like FORTRAN which was of course acceptable in academia but was too much to ask of a normal human being (Campbell-Kelly). <text:s/>The best known early system was the Dartmouth Time-Sharing System (DTSS). <text:s/>It allowed for 30 concurrent users and made the important jump to the brand new BASIC programming language which for the first time allowed the masses to write their own programs to accomplish their information processing needs. <text:s/>Finally, a system called Multics was developed at MIT in conjunction with General Electric and Bell Labs. <text:s/>Multics could support 300 concurrent users and also used the BASIC language as well as allowing for programming in other languages (Levy). <text:s/>Multics (and later Unix) is what allowed the Computer Utility to take flight. </text:p>
      <text:h text:style-name="Heading_20_3" text:outline-level="3">Rise of the PC and the Death of Time Sharing</text:h>
      <text:p text:style-name="School_20_Paragraph">Several factors contributed to the eventual collapse of the computer-as-utility model. <text:s/>First, Grosch's Law became obsolete for the average computer user. <text:s/>Grosch's law states that a computers power varies as a square of its price. <text:s/>Because of this, it is more economical to have 25 people using a $1,000,000 machine rather than giving each individual a $200,000 machine. <text:s/>Fortunately, hardware costs plummeted and made it possible to own a computer that was powerful enough to do anything you wanted and could be accessed only by you. <text:s/>While Grosch's law holds true to this day, at the time it simply didn't matter (Campbell-Kelly).</text:p>
      <text:p text:style-name="School_20_Paragraph"><text:soft-page-break/>The reason that it no longer mattered was two-fold. <text:s/>First, technological developments outside of the computer industry proper allowed for the creation of computers that dwarfed the computational power of older machines and did it at a fraction of the cost. <text:s/>The transition was from Vacuum Tubes down to Discrete Transistors and finally into Integrated Circuits. <text:s/>Each down-step brought greater computational potential and reduced costs. <text:s/>At the end of the 1960s, it was possible to buy a time-sharing system using something like Unix for its OS for a reasonable price and maintain control of it locally. <text:s/>The reason this was so attractive is the other side of the issue (Campbell-Kelly).</text:p>
      <text:p text:style-name="School_20_Paragraph">Simply put, the corporations working so hard to deliver computer-as-utility could not put the software together to run their concept. <text:s/>There was substantial interest, but after years of development a working system had not been expressed yet. <text:s/>Eventually, GE pulled out of the industry altogether, believing that the software problem could not be solved. <text:s/>IBM foundered for years with it's 360 series of computers. <text:s/>At the same time, a free OS named Unix which grew out of the Multics effort was made available to power the smaller machines that were being built with new Integrated Circuit technology. <text:s/>That software actually worked and was extremely solid. <text:s/>The trend of reducing the cost of the hardware for doing ever increasingly complex calculations has continued under Moore's Law till now (Campbell-Kelly). <text:s/>It has only been recently that the demand for computing power has once again opened the door for computing-as-utility.</text:p>
      <text:h text:style-name="Heading_20_2" text:outline-level="2">Thin-Clients</text:h>
      <text:p text:style-name="School_20_Paragraph">"Thin-client Computing is the modern version of the old time-sharing approach" (Schmidt). <text:s/>The advent of ubiquitous high-speed networks has allowed the development of dumb or thin-client terminals that access powerful centralized servers and execute their applications on the server. <text:s/>This has several effects, such as a reduced total cost of ownership through the lack of a need to upgrade the client hardware on a regular basis, ease of administration with only a few centralized computing resources that you can control directly, etc. <text:s/></text:p>
      <text:h text:style-name="Heading_20_3" text:outline-level="3"><text:soft-page-break/>Definition</text:h>
      <text:p text:style-name="School_20_Paragraph">Thin-Clients are, in short, computing systems that consist of a server which runs all logic and processing requirements of an application and a Client which displays the output only from the remote server of a Remote Display Protocol (RDP) (Lai, Nieh). <text:s/>An advantage of thin-client architecture for doing remote computing is that most applications can be run as they are, without any rewrite to take advantage of a remote protocol, because the display protocol is implemented at a lower level in the OS Hierarchy than the applications execute (Schmidt). <text:s/>Thus, instead of a sending the display information to a local monitor, you instruct the OS to send its display information instead over the network to a client that has requested that you send said information to it. <text:s/>Anyone with network access can request to utilize the computing resources of a central server that has implemented the server protocol of the thin-client and from anywhere at any time remotely access their session as if they were sitting at the machine. <text:s/></text:p>
      <text:p text:style-name="School_20_Paragraph">In the pure sense of the word, a simple text-only protocol such as telnet or ssh is a thin-client system. <text:s/>They leave the processing and computing responsibility up to the server and simply request that the text be sent back to them rather than displayed on the server's local interface. <text:s/>This worked for a large number of applications for a number of years but is no longer sufficient in today's GUI environment. <text:s/>However, the concept still holds constant: Transport remote input to the server over the network, execute logic, transfer display back to the client over the network. <text:s/>Also, any system today can behave as a thin-client. <text:s/>For instance, any laptop running an Apple, Microsoft, or Linux OS has VNC clients and servers written for them. <text:s/>However, in the sense that we are concerned with, only a computer that is nothing but a dumb terminal is interesting. <text:s/>These clients can be configured to address a remote server over the network but apart from the access to the server, they can do nothing. <text:s/>All they do is implement the client protocol so that they can display the information being sent to them.</text:p>
      <text:p text:style-name="School_20_Paragraph">A clear advantage cited by many as an important reason to utilize thin-client computers is the centralization of maintenance and upkeeping. <text:s/>The obvious disadvantage of a PC in the context of a <text:soft-page-break/>corporation or other group of people is that it's hard to control what's installed and to upgrade the hardware. <text:s/>To a great extent, every machine must in effect be administered separately. <text:s/>Though tools have arisen that make this somewhat easier, there is still a challenge associated with administering a distributed network of PCs. <text:s/>Often, the cost of upgrading everyone's PCs renders hardware 'obsolete before it has been paid for". (Schmidt) <text:s/>The use of thin-client systems allows maintenance, security, and configuration to be done at a clear centralized point rather than across a disparate, ever changing network. <text:s/></text:p>
      <text:h text:style-name="Heading_20_3" text:outline-level="3">Current Research</text:h>
      <text:p text:style-name="School_20_Paragraph">So far, thin-client systems have primarily penetrated in the medical, banking, education, government, and sales industries. Still, they only account for less than 1% of the total market share. <text:s/>However, experts believe that trends indicate that they will rapidly grow in market share, especially in the Enterprise market. (Tynan) <text:s/></text:p>
      <text:p text:style-name="School_20_Paragraph"/>
      <text:p text:style-name="School_20_Paragraph">Current pushes in research are focused mainly on figuring out how to get thin-clients to work well over wide-area networks such as the Internet and Internet2. <text:s/>In order to do this, researchers are attempting to understand what the performance bottlenecks are and how they can be overcome. <text:s/>The designers of the SLIM protocol, which is a Sun product, believe that the bottleneck exists mainly in requiring too much communication between the client and the server; rather than keeping the client completely dumb, most thin-client systems try to keep a foot in both worlds, requiring some state to be maintained by the client and some by the server, which occasionally requires multiple round trips to the server in order to accomplish simple operations (Lai, Nieh). (Schmidt) <text:s/>By design, Microsoft appears to believe that the bottle neck is bandwidth (Lai, Nieh). <text:s/>Lai and Nieh of Colombia University indicate that the real performance hindrance is network latency and choice of lower order display primitives or application level programming interfaces. <text:s/></text:p>
      <text:h text:style-name="Heading_20_3" text:outline-level="3"><text:soft-page-break/>Relevance</text:h>
      <text:p text:style-name="School_20_Paragraph">Thin-clients are applicable to my current research project in that the design of a mobile hardware platform that is fine-tuned for taking advantage of Cloud services would have a great deal of similarity with today's thin-clients. <text:s/>Very little processing power would have to exist on the client side as long as they had a high-bandwidth connection to the application server. <text:s/>The question would only be how thin you would make the clients.</text:p>
      <text:h text:style-name="Heading_20_2" text:outline-level="2">Netbooks / Smartphones</text:h>
      <text:p text:style-name="School_20_Paragraph">While there isn't really a specific set of technologies that are lending to the development of Netbooks and Smartphones other than the miniaturization of parts found commonly in today's computers, these devices play a major role in the development of mobile hardware designed specifically to take advantage of Internet based services. <text:s/>Consumers have begun to realize that what they need out of a computer can mostly be provided by free and computationally inexpensive solutions in today's cloud computing market. <text:s/>That has created a market for relatively cheap, low powered devices that are focused on providing a solution in that space.</text:p>
      <text:h text:style-name="Heading_20_3" text:outline-level="3">Netbooks</text:h>
      <text:p text:style-name="School_20_Paragraph">Netbooks are a step forward in the specialized market of consumers who do not make heavy demands on their computer hardware but instead primarily use the Internet and do basic word processing and light gaming. <text:s/>It turns out that this is a surprisingly high percentage of customers, if Amazon's sales statistics as of October, 2008 are any indicator; 13 of the top 15 notebook computers sold there were netbooks at that time (Copeland). <text:s/>It is important emphasize, as we will be noting of Smartphones as well, that netbooks are not new in terms of technological innovation. <text:s/>They are, rather, a response to a perceived reality in the computing consumer market which is that most people only really need to access the Internet to do most of what they want to do.</text:p>
      <text:p text:style-name="School_20_Paragraph"/>
      <text:p text:style-name="School_20_Paragraph"><text:soft-page-break/>According to Paul Bergevin, an executive at Intel, netbooks are "small laptops that are designed for wireless communication and access to the Internet." <text:s/>They're something of a "cross between a Blackberry and a full-blown laptop" (Copeland) that meet the consumer's expectation of a mobile device that they can use like they would a laptop (in contrast to a smart phone which is used quite differently due to the constrictive hardware) for accessing the Internet from a variety of locations. <text:s/>There is also an emphasis on being low cost, about as much or less as the more expensive Smartphones. <text:s/>As with Smartphones and today's notebook computers, there are data plans available from major telecoms companies such as AT&amp;T to also allow access to the Internet via today's wireless networks, albeit not exactly broadband connectivity (AP). <text:s/>Netbooks are a key development in the mobile computing market that are a step towards thin-client like mobile hardware designed to take advantage of the cloud.</text:p>
      <text:h text:style-name="Heading_20_3" text:outline-level="3">Smartphones</text:h>
      <text:p text:style-name="School_20_Paragraph">Smartphones are the logical step beyond plain-vanilla mobile phones and PDAs. <text:s/>In the words of one analyst quoted in Jo Best's article describing Smartphones, Smartphones are "a large-screen, data-centric, handheld device designed to offer complete phone functions whilst simultaneously functioning as a personal digital assistant (PDA)." <text:s/>Best goes on to say that this definition may not go far enough, as another common attribute of Smartphones today are that they run an open operating system that third party developers can provide applications to run on. <text:s/>For example, Apple's iPhone provides a third party SDK and an application store through which iPhone customers can obtain the applications. <text:s/>Google's G1 has a very similar feature set, though with a different API. <text:s/></text:p>
      <text:p text:style-name="School_20_Paragraph"/>
      <text:p text:style-name="School_20_Paragraph">Another primary capability that most Smartphones are beginning to develop is fully-capable web browsing on the phone. <text:s/>The iPhone's Safari browser implementation utilizes zooming technology to render a web page as if the screen were larger, allowing the user then to zoom in on the interesting <text:soft-page-break/>parts. <text:s/>The G1's mobile Chrome implementation does similar things. <text:s/>Also, they utilize the many different data networks to access the Internet so that anywhere you can get mobile access you can also get Internet access, allowing customers to get to their online data through either applications created for the phone or via the browser. <text:s/>Overall, Smartphones do not represent anything truly revolutionary technology wise; they're more a mashup of old technologies much like the evolution of Web 2.0 was. <text:s/>However, they represent a core strategy that could be used to provide a truly mobile computing platform.</text:p>
      <text:h text:style-name="Heading_20_2" text:outline-level="2">Rechargeable Batteries</text:h>
      <text:h text:style-name="Heading_20_3" text:outline-level="3">Description and Relevance</text:h>
      <text:p text:style-name="School_20_Paragraph">There is one main strain of research regarding batteries for mobile computing and other such devices: Lithium-Ion Technology. <text:s/>Lithium-Ion technology was first proposed by M. S. Whittingham while he was at Exxon in 1976. <text:s/>At the time, the advance was revolutionary, allowing for a highly configurable battery shape which made it's applicability in the mobile electronics market very extensive and reducing the battery 'bleed' effect where a rechargeable battery will slowly loose its charge in storage. <text:s/>In fact, Lithium-Ion batteries do not exhibit this effect at all, but they do age at a predetermined rate regardless of use, slowly reducing their ability to hold a charge. <text:s/></text:p>
      <text:h text:style-name="Heading_20_3" text:outline-level="3">Relevant Mobile Computing Battery Research</text:h>
      <text:p text:style-name="School_20_Paragraph">Advances in Lithium-Ion Battery technology are primarily in 3 areas. <text:s/>The first is in the area of safety. <text:s/>The materials recommended by Whittingham were titanium sulfide and lithium metal. <text:s/>It turned out that batteries using lithium metal are extremely dangerous. <text:s/>The first advances were in the material used. <text:s/>If you forgo the use of lithium metal in favor of another material that contains lithium ions, you get a much more stable battery (Samar). <text:s/>Second, the composition of the materials (known as the anode and the cathode) is being changed experimentally to increase the amount of cycles the battery has and to improve its power output. <text:s/>In one case, that of LG Chemical's CPI subsidiary, the researchers are <text:soft-page-break/>using manganese cathodes to allow a much more effective structure of electrodes in the battery. <text:s/>This improvement gives them a longer calendar life, higher energy density, and greater battery safety. <text:s/>In 1996, a team lead by John Goodenough, a major innovator in the secondary battery space, developed another popular cathode material, LiFePO4. <text:s/>Finally, advances have been made in the structure of the anode and cathode to allow for greater surface area. <text:s/>This allows for the battery to have a higher capacity, as the surface area of the structure of the lithium materials is the primary barrier to higher capacity batteries (Idota).</text:p>
      <text:h text:style-name="Heading_20_3" text:outline-level="3">Current Trends</text:h>
      <text:p text:style-name="School_20_Paragraph">Currently, improvements to Lithium Ion technology specifically still deal primarily with the 3 main areas: better anode cathode structure, better materials for use as the anode or the cathode, and safer batteries able to tolerate higher variability in the operational environment. <text:s/>A group at MIT claimed in 2006 to have developed a bio-technology whereby viruses are used to create nano-sized wires, obviously having a tremendous potential to greatly increase the capacity of Lithium Ion batteries (Nam). <text:s/>In 2007, researchers at Stanford successfully created a battery using this technology that had 10 times the energy density of a conventional Lithium-Ion battery (Stanford). <text:s/>Also, other groups are investigating other cathode materials such as A2FePO4F citing some of the inherent problems with olivine structures such as comparatively short theoretical life expectancies. <text:s/>New cathode materials overcome this (Ellis). <text:s/>These trends and others are enabling the battery life expectancy of electronic devices to increase greatly.</text:p>
      <text:h text:style-name="Heading_20_2" text:outline-level="2">Cloud Computing</text:h>
      <text:h text:style-name="Heading_20_3" text:outline-level="3">Description and Relevance</text:h>
      <text:p text:style-name="School_20_Paragraph">Cloud Computing is a relatively new trend in computing services that capitulates on old computing theories that have finally had hardware and software catch up to them. <text:s/>As a definition, Cloud Computing is the use of outsourced hardware for doing your computing via the Internet. <text:s/><text:soft-page-break/>Combined with broadband Internet access, Cloud Computing has become one of the largest revolutions in computer history, transforming the way people think about their computers and how they should be used. <text:s/>Principally, application suites such as the offerings from Google have modified the thought that having control over the software you use day to day is a necessity. <text:s/>Whereas the original shift from faith in a centralized system to belief that personal control was better came from the inherent flaws in the software being produced and the hardware being designed, today's world sees software reaching a very mature state and Internet connections finally being up to speed enough to provide near desktop-like experiences. <text:s/>The off loading of the need for computing power to something over the Internet could signal extreme changes in the design of mobile computers.</text:p>
      <text:h text:style-name="Heading_20_3" text:outline-level="3">Development</text:h>
      <text:p text:style-name="School_20_Paragraph">Cloud Computing has its roots in the Time-Sharing Computer Utility model that tried to take flight in the 1960s. <text:s/>However, many of the problems encountered then have been solved (massive concurrent access, interface issues, Internet (Broadband) access, etc.). <text:s/>Amazon is widely considered to be the progenitor of Cloud Computing in its modern form. <text:s/>They expressly take the utility approach to computing in the Cloud. <text:s/>The development of the service was organic in that the company needed a very high-powered computer system in order to deal with its burgeoning success in the online sales industry. <text:s/>Once it had developed the system it needed, the company's founder Jeff Bezos realized that the potential was there to open the system up in a metered way to the rest of the world. <text:s/>This was done both for monetary purposes (as the computing utility business model is quite lucrative) and because it was a practical way for getting more information into Amazon's systems.</text:p>
      <text:h text:style-name="Heading_20_3" text:outline-level="3">Application</text:h>
      <text:p text:style-name="School_20_Paragraph">Today, Amazon (Reiss) and many others such as Yahoo (Yahoo), Google (Baker), and Microsoft (Reiss) are beginning to offer Cloud Computers under various guises. <text:s/>Google, for instance, offers many software services for free (such as a Mail Client, a Document editor, and a Spread Sheet editor) <text:soft-page-break/>while they insert their ad service into them (McDougall). <text:s/>Beyond just the cloud as a computer, there is a whole new breed of software termed Software as a Service (SAAS) which offers no install, enterprise grade, software services delivered via the cloud. <text:s/>While this is not necessarily 'traditional' cloud computing, it does offload the hardware and software requirements for computer solutions to a central server and off of your local hardware installation. <text:s/></text:p>
      <text:h text:style-name="Heading_20_2" text:outline-level="2">Web 2.0</text:h>
      <text:p text:style-name="School_20_Paragraph">A central development that's helping to pave the way for netbook computers that are streamlined for thin-client like computation utilizing Cloud Services is the advent of what has come to be known as Web 2.0. <text:s/>Tim O'Reilly, in his seminal paper on the subject, describes Web 2.0 "as a set of principles and practices that tie together a veritable solar system of sites that demonstrate some or all of those principles." The principles he is referring to are things such as an emphasis on deep customer collaboration, offering of your applications not as delivered software but as web services, and an emphasis on multiple light-weight UIs to the same data, especially the web connected devices.</text:p>
      <text:h text:style-name="Heading_20_3" text:outline-level="3">The Web is the Platform</text:h>
      <text:p text:style-name="School_20_Paragraph">The "Web is the Platform" phrase is just ambiguous enough that it's incredibly easy to misinterpret. <text:s/>Tim O'Reilly notes this as well when he states that the term has been adopted by "buzz-word addicted start-ups" with "no real understanding of what it means". <text:s/>The Web is the Platform, at its core, means the use of the Internet to deliver your service to customers (Miller). <text:s/>This is in stark contrast to the model of 'shrink wrapped software' where a long development cycle is concluded with a monolithic release that contains maybe a years worth of work available for repurchasing. <text:s/>In that model, a customer would buy a license to use a particular release of your software forever and would only purchase a new version if the features warranted it. <text:s/>So in a strict sense if you use the Web to deliver your software then you are using the Web as a platform. <text:s/>However, you would not be very Web 2.0.</text:p>
      <text:p text:style-name="School_20_Paragraph"><text:soft-page-break/>To be Web 2.0, you must also pursue an aggressive release schedule which delivers new features that are ready to be used on a regular basis to your customers (Miller). <text:s/>This is what advocates of Web 2.0 say is the advantage of the Web as Platform; the ability to deliver features to your audience at a much higher rate (O'Reilly).</text:p>
      <text:h text:style-name="Heading_20_3" text:outline-level="3">Key Properties</text:h>
      <text:p text:style-name="School_20_Paragraph">That being said, there are many key properties that have come to define Web 2.0. <text:s/>Going back to O'Reilly, software vendors are judged on a continuum regarding their adherence to the general principles of Web 2.0 rather than being strictly 'in' or 'out'. <text:s/>Here I will define the core principles of Web 2.0 that have been identified already.</text:p>
      <text:p text:style-name="School_20_Paragraph">There is a massive emphasis on collaboration at many levels in Web 2.0 (O'Reilly). <text:s/></text:p>
      <text:p text:style-name="School_20_Paragraph">At the developer/vendor level, there is in emphasis on the use of open tools and technologies to promote the maximum amount of interoperability possible without literal reproduction of services (Miller). <text:s/>For example, the social bookmarking site Delicious.com allows anyone to access their data stream for any purpose (with the exception that you are not to create a search engine using it). <text:s/>This could be as simple as including your latest delicious bookmarks on the homepage of your blog or as complex as designing a popular tag portal that includes advertisements based on the most popular tags clicked. <text:s/>The point is, Delicious.com opens up their data rather than creating a proprietary model that attempts to lock out other services. <text:s/></text:p>
      <text:p text:style-name="School_20_Paragraph">At the customer level, there is a new push for user generated content. <text:s/>In the words of Bryan Alexander, "these sections of the Web break away from the page metaphor. Rather than following the notion of the Web as book, they are predicated on microcontent." <text:s/>Another way to put this would be for a shift from one-way delivery of content to two-way content production participation (Alexander). <text:s text:c="2"/>A key feature of Web 1.0 was that the customer was seen primarily as a consumer of content rather than a participant in its creation. <text:s/>So even if you had a dynamically created page with a database back-end <text:soft-page-break/>etc., you would still be in control of all of the variables in order to create the user experience you desired. <text:s/>Then, customers would use your service if they liked what you did or they would not. <text:s/>In Web 2.0, you let the user have a much larger degree of control on their own experience with your service.</text:p>
      <text:p text:style-name="School_20_Paragraph">O'Reilly gives an example of this at the time his paper was written: Barnes and Noble vs. Amazon. <text:s/>Barnes and Noble does not offer less books than Amazon and it's less or more well known, but Amazon consistently out sells Barnes and Noble through their online store. <text:s/>O'Reilly believes that this is because Amazon specifically encourages user participation in the form of product reviews, wish lists, product recommendation lists (viewable by the public), and not the least of which the use of their opinion to form search results. <text:s/>Whereas a search at Barnes and Noble often "lead[s] with the company's own products, or sponsored results, Amazon always leads with "most popular", a real-time computation based not only on sales but other factors that Amazon insiders call the "flow" around products" (O'Reilly).</text:p>
      <text:p text:style-name="School_20_Paragraph">Closely associated with collaboration, the principle of openness is primarily in reference to data. <text:s/>In the seven discreet core competencies of Web 2.0 organizations that O'Reilly documents, he lists "control over unique, hard-to-recreate data sources that get richer as more people use them." <text:s/>However, control here does not imply hiding. <text:s/>Instead, it means that you control the interfaces by which the data can be manipulated and added to. Again in the case of Delicious, they have defined APIs for adding new bookmarks, accessing current bookmarks, accessing popular bookmarks, etc. that allow others to create new views into that data that customers may find add enough value to the raw data that they are willing to pay for it. <text:s/></text:p>
      <text:p text:style-name="School_20_Paragraph">Of course, the other part of the quote indicates that the data gets better as more people uses it. <text:s/>Services like Delicious, Reddit, and Digg are so valuable because of the amount of people using them. <text:s/>It would be possible to create a Delicious application that only I could use on my personal machine (i.e. the bookmarking feature of your browser), but that wouldn't be very valuable outside of my own personal use. <text:s/>But if 100,000 people are all using your bookmarking service, suddenly the information <text:soft-page-break/>that can be derived from the service is much more interesting to a much wider audience. <text:s/>And obviously, the more popular your particular service is, the harder it becomes to reproduce your data set because the market has shrunk. <text:s/>In the words of O'Reilly, "the race is on to own certain classes of core data." <text:s/>Once you own the data, then you can expose that data to others and allow them to create other interfaces.</text:p>
      <text:p text:style-name="School_20_Paragraph">A third principle at the core of Web 2.0 is the delivery of software quickly with an emphasis on streamlining for a specific purpose rather than creating the next Microsoft Office or Adobe Creative Suite (Miller). <text:s/>A prime example of this would be Google Maps. <text:s/>Maps has an extremely comprehensive data back end but the interface to that data that Google designed is focused tightly on getting directions to and from locations and viewing data about locations and routes. <text:s/>No attempts are made to shoehorn atlas type data or historical information onto the location. <text:s/>However, they have exposed an API to that map data and other people or businesses are free to attempt to build that information over the map information. <text:s/>Thus, the business model of today's Web 2.0 corporations is adding value to data through the interface. <text:s/></text:p>
      <text:p text:style-name="School_20_Paragraph">Because the sources of data are exposing it to other businesses and to the public, it's possible to create what has become known as mashup software. <text:s/>This is software that doesn't create any data of its own, but instead aggregates data in an interesting way that may or may not be more useful to the customer. <text:s/>One company provides a comprehensive map database with an API, another company provides an atlas service, and another provides a location based history service. <text:s/>Finally, a fourth company comes along and does nothing but provide a mashup of the 3, allowing you to browse a location, view statistics such as population density, and look at historical highlights. <text:s/>That's the heart of mashup software and a significant part of what defines Web 2.0.</text:p>
      <text:h text:style-name="Heading_20_3" text:outline-level="3">Specific Applications</text:h>
      <text:p text:style-name="School_20_Paragraph">There are two business domains that have taken a special interest in Web 2.0 as a way to <text:soft-page-break/>enhance what they are offering to their customers: The Medical Community and the Library Community.</text:p>
      <text:p text:style-name="School_20_Paragraph">Dean Giustini discusses how changes brought about by Web 2.0 could be utilized to greatly change the way the Medical community serves its customers in his editorial in the BMJ. <text:s/>He envisions blogs as a way to help the medical community skim through the massive volumes of information published by their colleagues in a focused way. <text:s/>Citing one especially notable blog, Clinical Cases and Images, he notes that not only is it a way to get a lot of information cleanly and easily, but it also allows for the medical community to engage with the information instantaneously. <text:s/>The prominent Web 2.0 technology RSS is also noted as a way for the medical community to engage with information in a simple and organized fashion. <text:s/>Finally, he notes that a true success would be accomplished if the medical community would embrace a wiki technology and engage with one another in the building up of medical knowledge that is accessible to all. <text:s/>This would be a massive shift in the attitude of the medical community which today is focused on secrecy more than collaboration. <text:s/>However, he feels that a wiki edited and controlled by the experts of the field could possibly "create optimal knowledge building opportunities for doctors."</text:p>
      <text:p text:style-name="School_20_Paragraph">Paul Miller discusses how Web 2.0 philosophies can be applied in the Library community in his Ariadne article. <text:s/>The core of the argument is that instead of fearing the inherent openness and collaborative nature of the Web 2.0 philosophy, Libraries and Librarians should instead embrace these philosophies to help their customer and each other much more effectively. <text:s/>Libraries are already uniquely positioned with highly specialized and unique data sources that until now have been controlled completely by them. <text:s/>To start, Miller proposes an effort to at least build collaboration between Libraries (an effort which has already begun to take shape in our day with services such as that offered by SirsiDynix for a global library catalog). <text:s/>This would be more along the lines of business to business collaboration, but would begin to help Libraries behave in a more Web 2.0 way. <text:s/>Finally, he makes the suggestion that while building inter-library collaboration is a good start, Libraries need to <text:soft-page-break/>utilize every applicable service to make their incredible wealth of data easily available to the customer.</text:p>
      <text:h text:style-name="Heading_20_1" text:outline-level="1">Summary/Conclusions</text:h>
      <text:p text:style-name="School_20_Paragraph">The thrust of all of the literature covered here is the design of computing hardware specifically made to interact with a more powerful machine that lives accross the network. <text:s/></text:p>
      <text:p text:style-name="School_20_Paragraph">Historically, the time sharing computing model developed when computing hardware was too expensive to justify everyone having their own personal computer. <text:s/>In order to cope with the situation, first computers were signed up for exclusive use by individuals or groups trying to solve a problem. <text:s/>When that proved to be unworkable and inefficient, the solution appeared to be allowing multiple users to use one computer through remote access (Campbell-Kelly). <text:s/>In time, with the rapid decline of hardware prices, the PC was born and it suddenly became viable and attractive to give every customer their own PC (Campbell-Kelly). <text:s/>Over time, though, this has proved to be an inefficient deployment of computing hardware as it is a nightmare to maintain and administer (Schmidt). <text:s/>Instead, a small return to time sharing has already happened in certain specific slices of the business world. <text:s/>Thin-Client computing is essentially a rehashing of time-sharing except that today's thin clients must be able to display GUIs rather than just CLIs (Schmidt). <text:s/>The same parallels are being drawn between Cloud Computing and time-sharing, just on a much larger scale. <text:s/>Thin-clients today are primarily designed to work on an intranet. <text:s/>Cloud Computing could take that one step further and put a thin client on the Internet accessing globally available hardware over today and tomorrows wireless broadband services. <text:s/>A mobile thin client device could be very effective in the near future.</text:p>
      <text:p text:style-name="School_20_Paragraph">Cloud Computing is what is making this possible. <text:s/>Cloud Computing has two major sides: business and consumer. <text:s/>On the one hand, Cloud Computing describes the use of outsourced data centers and computing clusters rather than the effort to build and administer your own. <text:s/>Businesses such as Amazon have tremendous infrastructure already set up and have somewhat recently begun to farm it out. <text:s/>Smaller shops who need more computing power than they want to provide for themselves <text:soft-page-break/>can then pay a utility like fee to Amazon and begin to use their hardware. <text:s/>On the consumer end, then, is the Web 2.0 applications that are being developed and hosted on that hardware. <text:s/>These are Cloud Computing because an application that used to be Desktop oriented and delivered via shrink-wrapped packages are now being delivered via the Web and utilized via your browser. <text:s/>Both sides of this benefit greatly by the high-penetration of broadband Internet access. <text:s/>It's come to the point now that for day to day usage, most people could really get away with installing nothing on their machine and instead accessing everything via the web, almost like a thin-client.</text:p>
      <text:p text:style-name="School_20_Paragraph">Netbooks are a step in that direction. <text:s/>While not completely thin, they are stripped down and designed to work with Internet applications rather than today's power hungry local applications (Bergevin). <text:s/>Netbooks are a cross between the ultra-mobility of a PDA/Smartphone and the power and usability of a notebook computer (Copeland). <text:s/>However, their battery life is still somewhat dissapointing. <text:s/>For instance, the ASUS Eee PC only gets about 6 hours between charges. <text:s/>It is my belief that netbooks will not completely catch on until they last at least a day between charges, as most of today's successful smartphones already do. <text:s/>On that note, smartphones are one the other end of the spectrum. <text:s/>They have a much smaller form factor, they are lower powered even than the netbooks, and they have more custom (although open) OSes. <text:s/>However, they are a platform that many customers are already using to access the services they use that live in the Cloud. <text:s/>If there isn't an application written specifically for that service on your device, you can still access it via the web interfaces through the built in browser. <text:s/>Despite this, the interface is constrictive enough (common complaints being the keyboards) that I believe netbook sized computers would be a better solution. <text:s/>With the problem lying in battery life, I investigated current and historical trends in battery technology. <text:s/>Lithium-Ion secondary battery technology has been around since 1976 and first became commercially available in 1981 when Bell Labs successfully used a Graphite anode with a Titanium Sulfied cathode (Samar). <text:s/>Today's research efforts are primarily in increasing the energy density through nano-technology and cathode materials. <text:s/>Already, batteries have been produced that have 10 times the energy density of a comparible <text:soft-page-break/>volume battery today (so a battery that lasts 2 hours today would last 20) (Stanford). <text:s/>This is very promising for every mobile device.</text:p>
      <text:p text:style-name="School_20_Paragraph">The long and short of it is that today's computers that are designed for basic usage are becoming thinner as higher order services are beginning to offered via the Cloud. <text:s/></text:p>
      <text:h text:style-name="P4" text:outline-level="1">References</text:h>
      <text:p text:style-name="Citation">Alexander, B. (2006). Web 2.0: New Wave of Innovation for Teaching and Learning?. EDUCAUSE Review, 41(2), 32-44</text:p>
      <text:p text:style-name="Citation">AP. (2009). Netbooks power down for portability. Retrieved 20 January, 2009, from http://www.australianit.news.com.au/story/0,24897,24932480-5013037,00.html.</text:p>
      <text:p text:style-name="Citation">Baker, S. (2007). Google and the Wisdom of Clouds. Retrieved 13 January, 2009, from http://www.businessweek.com/print/magazine/content/07_52/b4064048925836.htm.</text:p>
      <text:p text:style-name="Citation">Bergevin, P. (2008). Thoughts on Netbooks. Retreived 3 March, 2009, from http://blogs.intel.com/technology/2008/03/thoughts_on_netbooks.php.</text:p>
      <text:p text:style-name="Citation">Bleicher, P. (2006). Solutions Delivered, Not Installed. Applied Clinical Trials, 15(6), 41-44.</text:p>
      <text:p text:style-name="Citation">Campbell-Kelly, M., &amp; Aspray, W. (2004). Computer: A History of the Information Machine. Boulder, CO: Westview Press.</text:p>
      <text:p text:style-name="Citation">Copeland, M. (2008). Disruptors: The 'netbook' revolution. Fortune Magazine. Retrieved 15 January, 2009, from http://money.cnn.com/2008/10/13/technology/copeland_asus.fortune/index.htm.</text:p>
      <text:p text:style-name="Citation">Ellis, B. l., Makahnouk, W. R. M., Makimura, Y., Toghill, K., Nazar, L. F. (2007). A multifunctional 3.5V iron-based phosphate cathode for rechargeable batteries. <text:s/>Nature Materials, 6(10), 749-753.</text:p>
      <text:p text:style-name="Citation">Idota, Y., Kubota, T., Matsufuji, A., Maekawa, Y., Miyasaka, T. (1997). Tin-Based Amorphous Oxide: A High-Capacity Lithium-Ion-Storage Material. Science Magazine, 276(5317), 1395-7.</text:p>
      <text:p text:style-name="Citation">Lai, A., Nieh, J. (2002) Limits of Wide-Area Thin-Client Computing. Proceedings of the ACM Sigmetrics, 30(1), 228-239.</text:p>
      <text:p text:style-name="Citation">Levy, S. (1994). Hackers: Heroes of the Computer Revolution. New York, NY: Penguin Books.</text:p>
      <text:p text:style-name="Citation">McDougall, P. (2007). Google Targets Microsoft With Launch Of Business Applications. Retrieved 13 January, 2009, from http://www.informationweek.com/news/internet/showArticle.jhtml?articleID=197007903.</text:p>
      <text:p text:style-name="Citation">Miller, P. (2005). Web 2.0: Building the New Library. Ariadne. 45. Retrieved 15 December, 2008 from http://www.ariadne.ac.uk/issue45/miller/</text:p>
      <text:p text:style-name="Citation">Nam, K. T., Kim, D., Yoo, P., Chiang, C., Meethong, N., Hammond, P., Chiang, Y., Belcher, A. (2006). Virus-Enabled Synthesis and Assembly of Nanowires for Lithium Ion Battery Electrodes. Science, 312(5775), 885-8.</text:p>
      <text:p text:style-name="Citation">O'Reilly, T. (2007). What is Web 2.0: Design Patterns and Business Models for the Next Generation of Software. Communications and Strategies, No. 1, p. 17. Retrieved 19 September, 2008, from http://papers.ssrn.com/sol3/papers.cfm?abstract_id=1008839</text:p>
      <text:p text:style-name="Citation">Reiss, S. (2008). Cloud Computing. Available at Amazon.com Today. Wired Magazine, 16.05. Retrieved November 4, 2008, from http://www.wired.com/techbiz/it/magazine/16-05/mf_amazon?currentPage=all</text:p>
      <text:p text:style-name="Citation">Samar, B. (1981). U.S. Patent No. 4304825A. European Patent Office: <text:soft-page-break/>http://v3.espacenet.com/publicationDetails/biblio?CC=US&amp;NR=4304825A&amp;KC=A&amp;FT=D&amp;date=19811208</text:p>
      <text:p text:style-name="Citation">Schmidt, B. K., Lam, M. S., Northcutt, J. D. (1999). The interactive performance of SLIM: a stateless, thin-client architecture. Operating Systems Review, 34(5), 32-47.</text:p>
      <text:p text:style-name="Citation">Stanford University (2007, December 20). New Nanowire Battery Holds 10 Times The Charge Of Existing Ones. ScienceDaily. Retrieved January 13, 2009, from http://www.sciencedaily.com /releases/2007/12/071219103105.htm</text:p>
      <text:p text:style-name="Citation">Tynan, D. (2005). Think Thin. InfoWorld, 27(29), 32-36.</text:p>
      <text:p text:style-name="Citation">Yahoo (2009). Cloud Computing. Retrieved 12 January, 2009, from http://research.yahoo.com/Cloud_Computing.</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Georgia" svg:font-family="Georgia"/>
    <style:font-face style:name="Georgia Bold Italic" svg:font-family="'Georgia Bold Italic'"/>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Georgia" fo:font-size="12pt" fo:language="en" fo:country="US" style:letter-kerning="true" style:font-name-asian="Arial"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Georgia Bold Italic" fo:font-size="15pt" style:font-name-asian="MS Mincho" style:font-size-asian="14pt" style:font-name-complex="Tahoma" style:font-size-complex="14pt"/>
    </style:style>
    <style:style style:name="List" style:family="paragraph" style:parent-style-name="Text_20_body" style:class="list">
      <style:text-properties style:font-name="Georgia"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Georgia"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Georgia"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School_20_Paragraph" style:display-name="School Paragraph" style:family="paragraph" style:parent-style-name="Standard">
      <style:paragraph-properties fo:margin-left="0in" fo:margin-right="0in" fo:line-height="200%" fo:text-align="start" style:justify-single-word="false" fo:text-indent="0.5in" style:auto-text-indent="false"/>
      <style:text-properties style:font-name="Times New Roman" fo:font-size="12pt" style:text-underline-style="none" fo:font-weight="normal" style:font-size-asian="12pt" style:font-weight-asian="normal" style:font-size-complex="12pt" style:font-weight-complex="normal"/>
    </style:style>
    <style:style style:name="Citation" style:family="paragraph" style:parent-style-name="Standard" style:class="text" style:master-page-name="">
      <style:paragraph-properties fo:margin-left="0.5in" fo:margin-right="0in" fo:margin-top="0in" fo:margin-bottom="0.1201in" fo:text-align="start" style:justify-single-word="false" fo:text-indent="-0.5in" style:auto-text-indent="false" style:page-number="auto">
        <style:tab-stops/>
      </style:paragraph-properties>
      <style:text-properties style:font-name="Times New Roman" fo:font-size="12pt" style:text-underline-style="none" fo:font-weight="normal" style:font-size-asian="12pt" style:font-weight-asian="normal" style:font-size-complex="12pt" style:font-weight-complex="norm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itle" style:family="text">
      <style:text-properties style:font-name="Times New Roman" fo:font-size="18pt" style:text-underline-style="none" fo:font-weight="bold" style:font-size-asian="18pt" style:font-weight-asian="bold" style:font-size-complex="18pt" style:font-weight-complex="bold"/>
    </style:style>
    <style:style style:name="Authorship" style:family="text">
      <style:text-properties style:font-name="Times New Roman" fo:font-size="12pt" style:text-underline-style="none" fo:font-weight="normal" style:font-size-asian="12pt" style:font-weight-asian="normal" style:font-size-complex="12pt" style:font-weight-complex="normal"/>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Tim Visher</meta:initial-creator>
    <meta:creation-date>2008-11-01T12:10:55</meta:creation-date>
    <dc:creator>Tim Visher</dc:creator>
    <dc:date>2009-01-21T17:38:07.41</dc:date>
    <dc:language>en-US</dc:language>
    <meta:editing-cycles>8</meta:editing-cycles>
    <meta:editing-duration>PT00H51M20S</meta:editing-duration>
    <meta:document-statistic meta:table-count="0" meta:image-count="0" meta:object-count="0" meta:page-count="24" meta:paragraph-count="107" meta:word-count="7378" meta:character-count="46667"/>
    <meta:user-defined meta:name="Info 1"/>
    <meta:user-defined meta:name="Info 2"/>
    <meta:user-defined meta:name="Info 3"/>
    <meta:user-defined meta:name="Info 4"/>
  </office:meta>
</office:document-meta>
</file>